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ucida Sans" fo:font-weight="bold" style:font-weight-asian="bold" style:font-weight-complex="bold"/>
    </style:style>
    <style:style style:name="P2" style:family="paragraph" style:parent-style-name="Standard">
      <style:paragraph-properties fo:text-align="justify" style:justify-single-word="false"/>
      <style:text-properties style:font-name="Lucida Sans" fo:font-weight="bold" style:font-weight-asian="bold" style:font-weight-complex="bold"/>
    </style:style>
    <style:style style:name="P3" style:family="paragraph" style:parent-style-name="Standard">
      <style:paragraph-properties fo:text-align="justify" style:justify-single-word="false"/>
      <style:text-properties style:font-name="Lucida Sans" fo:font-size="10pt" fo:font-weight="normal" style:font-size-asian="10pt" style:font-weight-asian="normal" style:font-size-complex="10pt" style:font-weight-complex="normal"/>
    </style:style>
    <style:style style:name="P4" style:family="paragraph" style:parent-style-name="Standard" style:list-style-name="L1">
      <style:paragraph-properties fo:text-align="justify" style:justify-single-word="false"/>
      <style:text-properties style:font-name="Lucida San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fo:break-before="page"/>
      <style:text-properties style:font-name="Lucida Sans" fo:font-size="12pt" fo:language="en" fo:country="US" fo:font-weight="bold" style:font-name-asian="Courier New" style:font-size-asian="12pt" style:font-weight-asian="bold" style:font-name-complex="Courier New" style:font-size-complex="12pt" style:font-weight-complex="bold"/>
    </style:style>
    <style:style style:name="P6" style:family="paragraph" style:parent-style-name="Standard">
      <style:paragraph-properties fo:text-align="center" style:justify-single-word="false"/>
      <style:text-properties style:font-name="Lucida Sans" fo:font-size="12pt" fo:language="en" fo:country="US" fo:font-weight="bold" style:font-name-asian="Courier New" style:font-size-asian="12pt" style:font-weight-asian="bold" style:font-name-complex="Courier New" style:font-size-complex="12pt" style:font-weight-complex="bold"/>
    </style:style>
    <style:style style:name="P7" style:family="paragraph" style:parent-style-name="Standard">
      <style:paragraph-properties fo:text-align="start" style:justify-single-word="false"/>
      <style:text-properties style:font-name="Courier New1" fo:font-size="10pt" fo:language="en" fo:country="US"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text-align="start" style:justify-single-word="false"/>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9"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10" style:family="paragraph" style:parent-style-name="Standard">
      <style:text-properties style:font-name="Courier New" fo:font-size="10pt" fo:language="en" fo:country="US" style:font-name-asian="Courier New" style:font-size-asian="10pt" style:font-name-complex="Courier New" style:font-size-complex="10pt"/>
    </style:style>
    <style:style style:name="P11" style:family="paragraph" style:parent-style-name="Standard">
      <style:paragraph-properties fo:break-before="page" style:text-autospace="none"/>
      <style:text-properties style:font-name="Courier New" fo:font-size="10pt" fo:language="en" fo:country="US" style:font-name-asian="Courier New" style:font-size-asian="10pt" style:font-name-complex="Courier New" style:font-size-complex="10pt"/>
    </style:style>
    <style:style style:name="P12" style:family="paragraph" style:parent-style-name="Standard">
      <style:text-properties style:font-name="Lucida Sans"/>
    </style:style>
    <style:style style:name="T1"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riptografia com RSA</text:p>
      <text:p text:style-name="P1"/>
      <text:p text:style-name="P2"><text:span text:style-name="T1"><text:tab/>A implementação do trabalho prático dois demandou uma pequena revisão da implementação do primeiro trabalho. Inclui novamente o código do primeiro TP na forma da biblioteca Primos.java, cujos métodos são usados no arquivo da classe principal Crypt.java.</text:span></text:p>
      <text:p text:style-name="P3"/>
      <text:p text:style-name="P3"><text:tab/>Os métodos específicos do segundo TP estão na classe RSA.java, nela estão inclusos os métodos para cálculo dos números E, D, do fi de N, e os algoritmos de codificação e decodificação. Os métodos estão claramente comentados no código, portanto vou abreviar a descrição.</text:p>
      <text:p text:style-name="P3"/>
      <text:p text:style-name="P3"><text:tab/>O programa roda primeiramente as mesmas etapas do TP1, gerando duas chaves privadas e uma pública, porém não tenta quebrar a chave pública dessa vez. Em seguida, são geradas as chaves de codificação (E) e decodificação (D), e todos esses números são impressos pra saída.</text:p>
      <text:p text:style-name="P3"/>
      <text:p text:style-name="P3"><text:tab/>O próximo passo é a leitura e quebra do texto. Para fazê-lo, o programa conta a quantidade de caracteres do texto e faz uma estimativa, baseada na codificação do Unicode UTF-8, assumindo 3 como a constante CHARMAX – representando a quantidade máxima de dígitos que cada caractere pode possuir, que pode ser alterada. A estimativa de 3 baseia-se no fato de que estamos usando apenas caracteres ASCII nos textos de teste, portanto são apenas 256 caracteres possíveis. Para usar textos de outros idiomas, basta aumentar o valor de CHARMAX.</text:p>
      <text:p text:style-name="P3"/>
      <text:p text:style-name="P3"><text:tab/>O programa então calcula o tamanho do bloco como o nímero máximo de dígitos que vários caracteres agrupados podem formar, tendo esse número que ser menor que a quantidade de dígitos da chave pública. Os blocos são divididos e encriptados usando a chave de decodificação E. São impressos organizados numa tabela todos os blocos gerados pela codificação, bem como o texto codificado gerado.</text:p>
      <text:p text:style-name="P3"/>
      <text:p text:style-name="P3"><text:tab/>Para rodar o programa, existe um script chamado rodatp.sh, que rodará em qualquer estação Linux com o shell BASH instalado, basicamente o que ele faz é limpar as saídas, compilar o programa e executar três testes, com os textos enviados junto com o trabalho. As saídas possuem a mesma númeração de cada teste:</text:p>
      <text:p text:style-name="P3"/>
      <text:list text:style-name="L1">
        <text:list-item>
          <text:p text:style-name="P4">texto0.txt -&gt; saida0</text:p>
        </text:list-item>
        <text:list-item>
          <text:p text:style-name="P4">texto1.txt -&gt; saida1</text:p>
        </text:list-item>
        <text:list-item>
          <text:p text:style-name="P4">texto2.txt -&gt; saida2</text:p>
        </text:list-item>
      </text:list>
      <text:p text:style-name="P3"/>
      <text:p text:style-name="P3"><text:tab/>O primeiro texto trata-se de uma sequencia de caracteres digitados aleatoreamente. O segundo de um bloco de Lorem Ipsum gerado no site <text:a xlink:type="simple" xlink:href="http://www.lipsum.org/">www.lipsum.org</text:a>, e o terceiro um capítulo, em inglês, do livro “Assim Falou Zaratustra”, de Friederich Nietszche.</text:p>
      <text:p text:style-name="P3"/>
      <text:p text:style-name="P3"><text:tab/>O programa também pode ser compilado e rodado “na mão”, bastando para isso compilar os módulos na ordem: Primos.java, RSA.java, Crypt.java, e rodá-lo com o comando:</text:p>
      <text:p text:style-name="P3"/>
      <text:p text:style-name="P3"><text:tab/>java Crypt arquivo_de_entrada</text:p>
      <text:p text:style-name="P3"/>
      <text:p text:style-name="P3"><text:tab/>A saída será impressa na saída padrão.</text:p>
      <text:p text:style-name="P3"/>
      <text:p text:style-name="P3"><text:tab/>Nos arquivos de saída estão incluídos também os tempos de execução, gerados com o auxílio do comando 'time', do Linux.</text:p>
      <text:p text:style-name="P5">Teste 2</text:p>
      <text:p text:style-name="P6"/>
      <text:p text:style-name="P7"><text:s text:c="4"/>### Texto ###</text:p>
      <text:p text:style-name="P7"/>
      <text:p text:style-name="P8">Lorem ipsum dolor sit amet, consectetuer adipiscing elit. Nunc convallis faucibus velit. Morbi risus. Duis eu neque at dolor pellentesque ultrices. Sed tempus suscipit quam. Duis in lacus. Donec quis nulla. Cras commodo, metus sed vulputate lobortis, enim elit luctus metus, a scelerisque risus lectus sit amet enim. Phasellus vestibulum elit eget eros. Nullam aliquam venenatis est. Quisque et leo. Cras laoreet. Praesent et elit id nulla rhoncus condimentum.</text:p>
      <text:p text:style-name="P9"/>
      <text:p text:style-name="P9">Morbi suscipit lectus nec dui. In aliquet. Pellentesque adipiscing ligula vel urna. Ut lectus. Praesent porta felis cursus augue. Aliquam erat volutpat. Praesent suscipit. Praesent dignissim cursus leo. Donec arcu augue, sodales eu, cursus at, luctus sed, augue. Pellentesque habitant morbi tristique senectus et netus et malesuada fames ac turpis egestas. Pellentesque at risus ut sem consectetuer varius. Praesent accumsan erat id augue. Phasellus mi est, elementum quis, porta ut, porttitor non, sapien. Quisque posuere. Maecenas adipiscing, erat quis iaculis porttitor, neque mi consequat metus, et egestas nisi leo sed nulla. Nulla venenatis. Lorem ipsum dolor sit amet, consectetuer adipiscing elit. Mauris lacus. In iaculis adipiscing nisl.</text:p>
      <text:p text:style-name="P9"/>
      <text:p text:style-name="P9">Quisque rhoncus porttitor eros. Proin tortor magna, tincidunt id, porta non, cursus blandit, nulla. Maecenas gravida. Proin massa odio, varius vitae, ultricies a, porta ut, risus. Nam lobortis tortor ut libero. Praesent nisl orci, scelerisque eu, laoreet et, porttitor quis, quam. Pellentesque nisi leo, imperdiet sed, ornare et, aliquam sed, justo. Nullam fringilla urna sed diam. Pellentesque eu turpis. Morbi tincidunt congue enim. Quisque volutpat libero ut arcu. Duis ultricies sem in sem. Cum sociis natoque penatibus et magnis dis parturient montes, nascetur ridiculus mus. Maecenas dictum mollis tellus. Praesent libero dolor, rutrum a, consequat at, dapibus eget, quam. Curabitur in enim eu leo ullamcorper pellentesque. Phasellus metus.</text:p>
      <text:p text:style-name="P9"/>
      <text:p text:style-name="P9">Vivamus non nisi. Etiam neque. Praesent varius mollis sapien. Sed blandit convallis massa. Cras quis metus ac ipsum vehicula adipiscing. Pellentesque sagittis feugiat nibh. Mauris volutpat ante vitae erat. Suspendisse eleifend consectetuer nisl. Suspendisse ut nunc. Quisque interdum.</text:p>
      <text:p text:style-name="P7"/>
      <text:p text:style-name="P10"/>
      <text:p text:style-name="P10"><text:s text:c="3"/>### Chaves ### <text:s text:c="2"/></text:p>
      <text:p text:style-name="P9"/>
      <text:p text:style-name="P9">Chave Privada = 12553</text:p>
      <text:p text:style-name="P9">Chave Privada = 7643807</text:p>
      <text:p text:style-name="P9">Chave Publica = 95952709271</text:p>
      <text:p text:style-name="P9">Numero E<text:tab/> <text:s/>= 3</text:p>
      <text:p text:style-name="P9">Numero D<text:tab/> <text:s/>= 53346009660</text:p>
      <text:p text:style-name="P9"/>
      <text:p text:style-name="P9"/>
      <text:p text:style-name="P9"><text:s text:c="3"/></text:p>
      <text:p text:style-name="P11">### Blocos ### <text:s text:c="2"/></text:p>
      <text:p text:style-name="P9"/>
      <text:p text:style-name="P9">: <text:s text:c="3"/>76111114:: <text:s text:c="3"/>10110932:: <text:s text:c="2"/>105112115:: <text:s text:c="3"/>11710932:: <text:s text:c="2"/>100111108:</text:p>
      <text:p text:style-name="P9">: <text:s text:c="3"/>11111432:: <text:s text:c="2"/>115105116:: <text:s text:c="4"/>3297109:: <text:s text:c="3"/>10111644:: <text:s text:c="4"/>3299111:</text:p>
      <text:p text:style-name="P9">: <text:s text:c="2"/>110115101:: <text:s text:c="3"/>99116101:: <text:s text:c="2"/>116117101:: <text:s text:c="4"/>1143297:: <text:s text:c="2"/>100105112:</text:p>
      <text:p text:style-name="P9">: <text:s text:c="3"/>10511599:: <text:s text:c="2"/>105110103:: <text:s text:c="3"/>32101108:: <text:s text:c="3"/>10511646:: <text:s text:c="4"/>3278117:</text:p>
      <text:p text:style-name="P9">: <text:s text:c="4"/>1109932:: <text:s text:c="3"/>99111110:: <text:s text:c="3"/>11897108:: <text:s text:c="2"/>108105115:: <text:s text:c="4"/>3210297:</text:p>
      <text:p text:style-name="P9">: <text:s text:c="3"/>11799105:: <text:s text:c="3"/>98117115:: <text:s text:c="3"/>32118101:: <text:s text:c="2"/>108105116:: <text:s text:c="5"/>463277:</text:p>
      <text:p text:style-name="P9">: <text:s text:c="3"/>11111498:: <text:s text:c="3"/>10532114:: <text:s text:c="2"/>105115117:: <text:s text:c="4"/>1154632:: <text:s text:c="3"/>68117105:</text:p>
      <text:p text:style-name="P9">: <text:s text:c="3"/>11532101:: <text:s text:c="3"/>11732110:: <text:s text:c="2"/>101113117:: <text:s text:c="4"/>1013297:: <text:s text:c="3"/>11632100:</text:p>
      <text:p text:style-name="P9">: <text:s text:c="2"/>111108111:: <text:s text:c="3"/>11432112:: <text:s text:c="2"/>101108108:: <text:s text:c="2"/>101110116:: <text:s text:c="2"/>101115113:</text:p>
      <text:p text:style-name="P9">: <text:s text:c="3"/>11710132:: <text:s text:c="2"/>117108116:: <text:s text:c="3"/>11410599:: <text:s text:c="3"/>10111546:: <text:s text:c="4"/>3283101:</text:p>
      <text:p text:style-name="P9">: <text:s text:c="3"/>10032116:: <text:s text:c="2"/>101109112:: <text:s text:c="3"/>11711532:: <text:s text:c="2"/>115117115:: <text:s text:c="3"/>99105112:</text:p>
      <text:p text:style-name="P9">: <text:s text:c="3"/>10511632:: <text:s text:c="3"/>11311797:: <text:s text:c="4"/>1094632:: <text:s text:c="3"/>68117105:: <text:s text:c="3"/>11532105:</text:p>
      <text:p text:style-name="P9">: <text:s text:c="3"/>11032108:: <text:s text:c="4"/>9799117:: <text:s text:c="4"/>1154632:: <text:s text:c="3"/>68111110:: <text:s text:c="4"/>1019932:</text:p>
      <text:p text:style-name="P9">: <text:s text:c="2"/>113117105:: <text:s text:c="3"/>11532110:: <text:s text:c="2"/>117108108:: <text:s text:c="5"/>974632:: <text:s text:c="4"/>6711497:</text:p>
      <text:p text:style-name="P9">: <text:s text:c="4"/>1153299:: <text:s text:c="2"/>111109109:: <text:s text:c="2"/>111100111:: <text:s text:c="4"/>4432109:: <text:s text:c="2"/>101116117:</text:p>
      <text:p text:style-name="P9">: <text:s text:c="3"/>11532115:: <text:s text:c="3"/>10110032:: <text:s text:c="2"/>118117108:: <text:s text:c="2"/>112117116:: <text:s text:c="3"/>97116101:</text:p>
      <text:p text:style-name="P9">: <text:s text:c="3"/>32108111:: <text:s text:c="3"/>98111114:: <text:s text:c="2"/>116105115:: <text:s text:c="4"/>4432101:: <text:s text:c="2"/>110105109:</text:p>
      <text:p text:style-name="P9">: <text:s text:c="3"/>32101108:: <text:s text:c="3"/>10511632:: <text:s text:c="3"/>10811799:: <text:s text:c="2"/>116117115:: <text:s text:c="3"/>32109101:</text:p>
      <text:p text:style-name="P9">: <text:s text:c="2"/>116117115:: <text:s text:c="5"/>443297:: <text:s text:c="4"/>3211599:: <text:s text:c="2"/>101108101:: <text:s text:c="2"/>114105115:</text:p>
      <text:p text:style-name="P9">: <text:s text:c="2"/>113117101:: <text:s text:c="3"/>32114105:: <text:s text:c="2"/>115117115:: <text:s text:c="3"/>32108101:: <text:s text:c="3"/>99116117:</text:p>
      <text:p text:style-name="P9">: <text:s text:c="3"/>11532115:: <text:s text:c="3"/>10511632:: <text:s text:c="3"/>97109101:: <text:s text:c="3"/>11632101:: <text:s text:c="2"/>110105109:</text:p>
      <text:p text:style-name="P9">: <text:s text:c="5"/>463280:: <text:s text:c="3"/>10497115:: <text:s text:c="2"/>101108108:: <text:s text:c="3"/>11711532:: <text:s text:c="2"/>118101115:</text:p>
      <text:p text:style-name="P9">: <text:s text:c="3"/>11610598:: <text:s text:c="2"/>117108117:: <text:s text:c="3"/>10932101:: <text:s text:c="2"/>108105116:: <text:s text:c="3"/>32101103:</text:p>
      <text:p text:style-name="P9">: <text:s text:c="3"/>10111632:: <text:s text:c="2"/>101114111:: <text:s text:c="4"/>1154632:: <text:s text:c="3"/>78117108:: <text:s text:c="3"/>10897109:</text:p>
      <text:p text:style-name="P9">: <text:s text:c="4"/>3297108:: <text:s text:c="2"/>105113117:: <text:s text:c="4"/>9710932:: <text:s text:c="2"/>118101110:: <text:s text:c="3"/>10111097:</text:p>
      <text:p text:style-name="P9">: <text:s text:c="2"/>116105115:: <text:s text:c="3"/>32101115:: <text:s text:c="4"/>1164632:: <text:s text:c="3"/>81117105:: <text:s text:c="2"/>115113117:</text:p>
      <text:p text:style-name="P9">: <text:s text:c="3"/>10132101:: <text:s text:c="3"/>11632108:: <text:s text:c="3"/>10111146:: <text:s text:c="4"/>3267114:: <text:s text:c="4"/>9711532:</text:p>
      <text:p text:style-name="P9">: <text:s text:c="3"/>10897111:: <text:s text:c="2"/>114101101:: <text:s text:c="4"/>1164632:: <text:s text:c="4"/>8011497:: <text:s text:c="2"/>101115101:</text:p>
      <text:p text:style-name="P9">: <text:s text:c="3"/>11011632:: <text:s text:c="3"/>10111632:: <text:s text:c="2"/>101108105:: <text:s text:c="3"/>11632105:: <text:s text:c="3"/>10032110:</text:p>
      <text:p text:style-name="P9">: <text:s text:c="2"/>117108108:: <text:s text:c="4"/>9732114:: <text:s text:c="2"/>104111110:: <text:s text:c="3"/>99117115:: <text:s text:c="4"/>3299111:</text:p>
      <text:p text:style-name="P9">: <text:s text:c="2"/>110100105:: <text:s text:c="2"/>109101110:: <text:s text:c="2"/>116117109:: <text:s text:c="5"/>461010:: <text:s text:c="3"/>77111114:</text:p>
      <text:p text:style-name="P9">: <text:s text:c="4"/>9810532:: <text:s text:c="2"/>115117115:: <text:s text:c="3"/>99105112:: <text:s text:c="3"/>10511632:: <text:s text:c="3"/>10810199:</text:p>
      <text:p text:style-name="P9">: <text:s text:c="2"/>116117115:: <text:s text:c="3"/>32110101:: <text:s text:c="4"/>9932100:: <text:s text:c="3"/>11710546:: <text:s text:c="4"/>3273110:</text:p>
      <text:p text:style-name="P9">: <text:s text:c="4"/>3297108:: <text:s text:c="2"/>105113117:: <text:s text:c="3"/>10111646:: <text:s text:c="4"/>3280101:: <text:s text:c="2"/>108108101:</text:p>
      <text:p text:style-name="P9">: <text:s text:c="2"/>110116101:: <text:s text:c="2"/>115113117:: <text:s text:c="4"/>1013297:: <text:s text:c="2"/>100105112:: <text:s text:c="3"/>10511599:</text:p>
      <text:p text:style-name="P9">: <text:s text:c="2"/>105110103:: <text:s text:c="3"/>32108105:: <text:s text:c="2"/>103117108:: <text:s text:c="4"/>9732118:: <text:s text:c="3"/>10110832:</text:p>
      <text:p text:style-name="P9">: <text:s text:c="2"/>117114110:: <text:s text:c="5"/>974632:: <text:s text:c="4"/>8511632:: <text:s text:c="3"/>10810199:: <text:s text:c="2"/>116117115:</text:p>
      <text:p text:style-name="P9">: <text:s text:c="5"/>463280:: <text:s text:c="3"/>11497101:: <text:s text:c="2"/>115101110:: <text:s text:c="3"/>11632112:: <text:s text:c="2"/>111114116:</text:p>
      <text:p text:style-name="P9">: <text:s text:c="4"/>9732102:: <text:s text:c="2"/>101108105:: <text:s text:c="4"/>1153299:: <text:s text:c="2"/>117114115:: <text:s text:c="3"/>11711532:</text:p>
      <text:p text:style-name="P9">: <text:s text:c="3"/>97117103:: <text:s text:c="3"/>11710146:: <text:s text:c="4"/>3265108:: <text:s text:c="2"/>105113117:: <text:s text:c="4"/>9710932:</text:p>
      <text:p text:style-name="P9">: <text:s text:c="3"/>10111497:: <text:s text:c="3"/>11632118:: <text:s text:c="2"/>111108117:: <text:s text:c="3"/>11611297:: <text:s text:c="4"/>1164632:</text:p>
      <text:p text:style-name="P9">: <text:s text:c="4"/>8011497:: <text:s text:c="2"/>101115101:: <text:s text:c="3"/>11011632:: <text:s text:c="2"/>115117115:: <text:s text:c="3"/>99105112:</text:p>
      <text:p text:style-name="P9">: <text:s text:c="3"/>10511646:: <text:s text:c="4"/>3280114:: <text:s text:c="3"/>97101115:: <text:s text:c="2"/>101110116:: <text:s text:c="3"/>32100105:</text:p>
      <text:p text:style-name="P9">: <text:s text:c="2"/>103110105:: <text:s text:c="2"/>115115105:: <text:s text:c="4"/>1093299:: <text:s text:c="2"/>117114115:: <text:s text:c="3"/>11711532:</text:p>
      <text:p text:style-name="P9">: <text:s text:c="2"/>108101111:: <text:s text:c="5"/>463268:: <text:s text:c="2"/>111110101:: <text:s text:c="5"/>993297:: <text:s text:c="3"/>11499117:</text:p>
      <text:p text:style-name="P9">: <text:s text:c="4"/>3297117:: <text:s text:c="2"/>103117101:: <text:s text:c="4"/>4432115:: <text:s text:c="3"/>11110097:: <text:s text:c="2"/>108101115:</text:p>
      <text:p text:style-name="P9">: <text:s text:c="3"/>32101117:: <text:s text:c="5"/>443299:: <text:s text:c="2"/>117114115:: <text:s text:c="3"/>11711532:: <text:s text:c="4"/>9711644:</text:p>
      <text:p text:style-name="P9">: <text:s text:c="3"/>32108117:: <text:s text:c="3"/>99116117:: <text:s text:c="3"/>11532115:: <text:s text:c="3"/>10110044:: <text:s text:c="4"/>3297117:</text:p>
      <text:p text:style-name="P9">: <text:s text:c="2"/>103117101:: <text:s text:c="5"/>463280:: <text:s text:c="2"/>101108108:: <text:s text:c="2"/>101110116:: <text:s text:c="2"/>101115113:</text:p>
      <text:p text:style-name="P9">: <text:s text:c="3"/>11710132:: <text:s text:c="4"/>1049798:: <text:s text:c="3"/>10511697:: <text:s text:c="3"/>11011632:: <text:s text:c="2"/>109111114:</text:p>
      <text:p text:style-name="P9">: <text:s text:c="4"/>9810532:: <text:s text:c="2"/>116114105:: <text:s text:c="2"/>115116105:: <text:s text:c="2"/>113117101:: <text:s text:c="3"/>32115101:</text:p>
      <text:p text:style-name="P9">: <text:s text:c="3"/>11010199:: <text:s text:c="2"/>116117115:: <text:s text:c="3"/>32101116:: <text:s text:c="3"/>32110101:: <text:s text:c="2"/>116117115:</text:p>
      <text:p text:style-name="P9">: <text:s text:c="3"/>32101116:: <text:s text:c="4"/>3210997:: <text:s text:c="2"/>108101115:: <text:s text:c="3"/>11797100:: <text:s text:c="4"/>9732102:</text:p>
      <text:p text:style-name="P9">: <text:s text:c="3"/>97109101:: <text:s text:c="4"/>1153297:: <text:s text:c="4"/>9932116:: <text:s text:c="2"/>117114112:: <text:s text:c="3"/>10511532:</text:p>
      <text:p text:style-name="P9">: <text:s text:c="2"/>101103101:: <text:s text:c="3"/>11511697:: <text:s text:c="4"/>1154632:: <text:s text:c="3"/>80101108:: <text:s text:c="2"/>108101110:</text:p>
      <text:p text:style-name="P9">: <text:s text:c="2"/>116101115:: <text:s text:c="2"/>113117101:: <text:s text:c="4"/>3297116:: <text:s text:c="3"/>32114105:: <text:s text:c="2"/>115117115:</text:p>
      <text:p text:style-name="P9">: <text:s text:c="3"/>32117116:: <text:s text:c="3"/>32115101:: <text:s text:c="4"/>1093299:: <text:s text:c="2"/>111110115:: <text:s text:c="3"/>10199116:</text:p>
      <text:p text:style-name="P9">: <text:s text:c="2"/>101116117:: <text:s text:c="3"/>10111432:: <text:s text:c="3"/>11897114:: <text:s text:c="2"/>105117115:: <text:s text:c="5"/>463280:</text:p>
      <text:p text:style-name="P9">: <text:s text:c="3"/>11497101:: <text:s text:c="2"/>115101110:: <text:s text:c="4"/>1163297:: <text:s text:c="4"/>9999117:: <text:s text:c="3"/>10911597:</text:p>
      <text:p text:style-name="P9">: <text:s text:c="3"/>11032101:: <text:s text:c="3"/>11497116:: <text:s text:c="3"/>32105100:: <text:s text:c="4"/>3297117:: <text:s text:c="2"/>103117101:</text:p>
      <text:p text:style-name="P9">: <text:s text:c="5"/>463280:: <text:s text:c="3"/>10497115:: <text:s text:c="2"/>101108108:: <text:s text:c="3"/>11711532:: <text:s text:c="3"/>10910532:</text:p>
      <text:p text:style-name="P9">: <text:s text:c="2"/>101115116:: <text:s text:c="4"/>4432101:: <text:s text:c="2"/>108101109:: <text:s text:c="2"/>101110116:: <text:s text:c="3"/>11710932:</text:p>
      <text:p text:style-name="P9">: <text:s text:c="2"/>113117105:: <text:s text:c="4"/>1154432:: <text:s text:c="2"/>112111114:: <text:s text:c="4"/>1169732:: <text:s text:c="3"/>11711644:</text:p>
      <text:p text:style-name="P9">: <text:s text:c="3"/>32112111:: <text:s text:c="2"/>114116116:: <text:s text:c="2"/>105116111:: <text:s text:c="3"/>11432110:: <text:s text:c="3"/>11111044:</text:p>
      <text:p text:style-name="P9">: <text:s text:c="4"/>3211597:: <text:s text:c="2"/>112105101:: <text:s text:c="4"/>1104632:: <text:s text:c="3"/>81117105:: <text:s text:c="2"/>115113117:</text:p>
      <text:p text:style-name="P9">: <text:s text:c="3"/>10132112:: <text:s text:c="2"/>111115117:: <text:s text:c="2"/>101114101:: <text:s text:c="5"/>463277:: <text:s text:c="4"/>9710199:</text:p>
      <text:p text:style-name="P9">: <text:s text:c="3"/>10111097:: <text:s text:c="4"/>1153297:: <text:s text:c="2"/>100105112:: <text:s text:c="3"/>10511599:: <text:s text:c="2"/>105110103:</text:p>
      <text:p text:style-name="P9">: <text:s text:c="4"/>4432101:: <text:s text:c="3"/>11497116:: <text:s text:c="3"/>32113117:: <text:s text:c="3"/>10511532:: <text:s text:c="4"/>1059799:</text:p>
      <text:p text:style-name="P9">: <text:s text:c="2"/>117108105:: <text:s text:c="3"/>11532112:: <text:s text:c="2"/>111114116:: <text:s text:c="2"/>116105116:: <text:s text:c="3"/>11111444:</text:p>
      <text:p text:style-name="P9">: <text:s text:c="3"/>32110101:: <text:s text:c="2"/>113117101:: <text:s text:c="3"/>32109105:: <text:s text:c="4"/>3299111:: <text:s text:c="2"/>110115101:</text:p>
      <text:p text:style-name="P9">: <text:s text:c="3"/>11311797:: <text:s text:c="3"/>11632109:: <text:s text:c="2"/>101116117:: <text:s text:c="4"/>1154432:: <text:s text:c="3"/>10111632:</text:p>
      <text:p text:style-name="P9">: <text:s text:c="2"/>101103101:: <text:s text:c="3"/>11511697:: <text:s text:c="3"/>11532110:: <text:s text:c="2"/>105115105:: <text:s text:c="3"/>32108101:</text:p>
      <text:p text:style-name="P9">: <text:s text:c="3"/>11132115:: <text:s text:c="3"/>10110032:: <text:s text:c="2"/>110117108:: <text:s text:c="4"/>1089746:: <text:s text:c="4"/>3278117:</text:p>
      <text:p text:style-name="P9">: <text:s text:c="3"/>10810897:: <text:s text:c="3"/>32118101:: <text:s text:c="2"/>110101110:: <text:s text:c="3"/>97116105:: <text:s text:c="4"/>1154632:</text:p>
      <text:p text:style-name="P9">: <text:s text:c="3"/>76111114:: <text:s text:c="3"/>10110932:: <text:s text:c="2"/>105112115:: <text:s text:c="3"/>11710932:: <text:s text:c="2"/>100111108:</text:p>
      <text:p text:style-name="P9">: <text:s text:c="3"/>11111432:: <text:s text:c="2"/>115105116:: <text:s text:c="4"/>3297109:: <text:s text:c="3"/>10111644:: <text:s text:c="4"/>3299111:</text:p>
      <text:p text:style-name="P9">: <text:s text:c="2"/>110115101:: <text:s text:c="3"/>99116101:: <text:s text:c="2"/>116117101:: <text:s text:c="4"/>1143297:: <text:s text:c="2"/>100105112:</text:p>
      <text:p text:style-name="P9">: <text:s text:c="3"/>10511599:: <text:s text:c="2"/>105110103:: <text:s text:c="3"/>32101108:: <text:s text:c="3"/>10511646:: <text:s text:c="5"/>327797:</text:p>
      <text:p text:style-name="P9">: <text:s text:c="2"/>117114105:: <text:s text:c="3"/>11532108:: <text:s text:c="4"/>9799117:: <text:s text:c="4"/>1154632:: <text:s text:c="4"/>7311032:</text:p>
      <text:p text:style-name="P9">: <text:s text:c="4"/>1059799:: <text:s text:c="2"/>117108105:: <text:s text:c="4"/>1153297:: <text:s text:c="2"/>100105112:: <text:s text:c="3"/>10511599:</text:p>
      <text:p text:style-name="P9">: <text:s text:c="2"/>105110103:: <text:s text:c="3"/>32110105:: <text:s text:c="3"/>11510846:: <text:s text:c="5"/>101081:: <text:s text:c="2"/>117105115:</text:p>
      <text:p text:style-name="P9">: <text:s text:c="2"/>113117101:: <text:s text:c="3"/>32114104:: <text:s text:c="3"/>11111099:: <text:s text:c="3"/>11711532:: <text:s text:c="2"/>112111114:</text:p>
      <text:p text:style-name="P9">: <text:s text:c="2"/>116116105:: <text:s text:c="2"/>116111114:: <text:s text:c="3"/>32101114:: <text:s text:c="3"/>11111546:: <text:s text:c="4"/>3280114:</text:p>
      <text:p text:style-name="P9">: <text:s text:c="2"/>111105110:: <text:s text:c="3"/>32116111:: <text:s text:c="2"/>114116111:: <text:s text:c="3"/>11432109:: <text:s text:c="3"/>97103110:</text:p>
      <text:p text:style-name="P9">: <text:s text:c="5"/>974432:: <text:s text:c="2"/>116105110:: <text:s text:c="3"/>99105100:: <text:s text:c="2"/>117110116:: <text:s text:c="3"/>32105100:</text:p>
      <text:p text:style-name="P9">: <text:s text:c="4"/>4432112:: <text:s text:c="2"/>111114116:: <text:s text:c="4"/>9732110:: <text:s text:c="3"/>11111044:: <text:s text:c="4"/>3299117:</text:p>
      <text:p text:style-name="P9">: <text:s text:c="2"/>114115117:: <text:s text:c="4"/>1153298:: <text:s text:c="3"/>10897110:: <text:s text:c="2"/>100105116:: <text:s text:c="4"/>4432110:</text:p>
      <text:p text:style-name="P9">: <text:s text:c="2"/>117108108:: <text:s text:c="5"/>974632:: <text:s text:c="4"/>7797101:: <text:s text:c="3"/>99101110:: <text:s text:c="4"/>9711532:</text:p>
      <text:p text:style-name="P9">: <text:s text:c="3"/>10311497:: <text:s text:c="2"/>118105100:: <text:s text:c="5"/>974632:: <text:s text:c="3"/>80114111:: <text:s text:c="3"/>10511032:</text:p>
      <text:p text:style-name="P9">: <text:s text:c="3"/>10997115:: <text:s text:c="4"/>1159732:: <text:s text:c="2"/>111100105:: <text:s text:c="4"/>1114432:: <text:s text:c="3"/>11897114:</text:p>
      <text:p text:style-name="P9">: <text:s text:c="2"/>105117115:: <text:s text:c="3"/>32118105:: <text:s text:c="3"/>11697101:: <text:s text:c="4"/>4432117:: <text:s text:c="2"/>108116114:</text:p>
      <text:p text:style-name="P9">: <text:s text:c="3"/>10599105:: <text:s text:c="3"/>10111532:: <text:s text:c="5"/>974432:: <text:s text:c="2"/>112111114:: <text:s text:c="4"/>1169732:</text:p>
      <text:p text:style-name="P9">: <text:s text:c="3"/>11711644:: <text:s text:c="3"/>32114105:: <text:s text:c="2"/>115117115:: <text:s text:c="5"/>463278:: <text:s text:c="4"/>9710932:</text:p>
      <text:p text:style-name="P9">: <text:s text:c="3"/>10811198:: <text:s text:c="2"/>111114116:: <text:s text:c="3"/>10511532:: <text:s text:c="2"/>116111114:: <text:s text:c="2"/>116111114:</text:p>
      <text:p text:style-name="P9">: <text:s text:c="3"/>32117116:: <text:s text:c="3"/>32108105:: <text:s text:c="3"/>98101114:: <text:s text:c="4"/>1114632:: <text:s text:c="4"/>8011497:</text:p>
      <text:p text:style-name="P9">: <text:s text:c="2"/>101115101:: <text:s text:c="3"/>11011632:: <text:s text:c="2"/>110105115:: <text:s text:c="3"/>10832111:: <text:s text:c="3"/>11499105:</text:p>
      <text:p text:style-name="P9">: <text:s text:c="4"/>4432115:: <text:s text:c="3"/>99101108:: <text:s text:c="2"/>101114105:: <text:s text:c="2"/>115113117:: <text:s text:c="3"/>10132101:</text:p>
      <text:p text:style-name="P9">: <text:s text:c="4"/>1174432:: <text:s text:c="3"/>10897111:: <text:s text:c="2"/>114101101:: <text:s text:c="3"/>11632101:: <text:s text:c="4"/>1164432:</text:p>
      <text:p text:style-name="P9">: <text:s text:c="2"/>112111114:: <text:s text:c="2"/>116116105:: <text:s text:c="2"/>116111114:: <text:s text:c="3"/>32113117:: <text:s text:c="3"/>10511544:</text:p>
      <text:p text:style-name="P9">: <text:s text:c="3"/>32113117:: <text:s text:c="4"/>9710946:: <text:s text:c="4"/>3280101:: <text:s text:c="2"/>108108101:: <text:s text:c="2"/>110116101:</text:p>
      <text:p text:style-name="P9">: <text:s text:c="2"/>115113117:: <text:s text:c="3"/>10132110:: <text:s text:c="2"/>105115105:: <text:s text:c="3"/>32108101:: <text:s text:c="4"/>1114432:</text:p>
      <text:p text:style-name="P9">: <text:s text:c="2"/>105109112:: <text:s text:c="2"/>101114100:: <text:s text:c="2"/>105101116:: <text:s text:c="3"/>32115101:: <text:s text:c="4"/>1004432:</text:p>
      <text:p text:style-name="P9">: <text:s text:c="2"/>111114110:: <text:s text:c="3"/>97114101:: <text:s text:c="3"/>32101116:: <text:s text:c="5"/>443297:: <text:s text:c="2"/>108105113:</text:p>
      <text:p text:style-name="P9">: <text:s text:c="3"/>11797109:: <text:s text:c="3"/>32115101:: <text:s text:c="4"/>1004432:: <text:s text:c="2"/>106117115:: <text:s text:c="3"/>11611146:</text:p>
      <text:p text:style-name="P9">: <text:s text:c="4"/>3278117:: <text:s text:c="3"/>10810897:: <text:s text:c="3"/>10932102:: <text:s text:c="2"/>114105110:: <text:s text:c="2"/>103105108:</text:p>
      <text:p text:style-name="P9">: <text:s text:c="4"/>1089732:: <text:s text:c="2"/>117114110:: <text:s text:c="4"/>9732115:: <text:s text:c="3"/>10110032:: <text:s text:c="3"/>10010597:</text:p>
      <text:p text:style-name="P9">: <text:s text:c="4"/>1094632:: <text:s text:c="3"/>80101108:: <text:s text:c="2"/>108101110:: <text:s text:c="2"/>116101115:: <text:s text:c="2"/>113117101:</text:p>
      <text:p text:style-name="P9">: <text:s text:c="3"/>32101117:: <text:s text:c="3"/>32116117:: <text:s text:c="2"/>114112105:: <text:s text:c="4"/>1154632:: <text:s text:c="3"/>77111114:</text:p>
      <text:p text:style-name="P9">: <text:s text:c="4"/>9810532:: <text:s text:c="2"/>116105110:: <text:s text:c="3"/>99105100:: <text:s text:c="2"/>117110116:: <text:s text:c="4"/>3299111:</text:p>
      <text:p text:style-name="P9">: <text:s text:c="2"/>110103117:: <text:s text:c="3"/>10132101:: <text:s text:c="2"/>110105109:: <text:s text:c="5"/>463281:: <text:s text:c="2"/>117105115:</text:p>
      <text:p text:style-name="P9">: <text:s text:c="2"/>113117101:: <text:s text:c="3"/>32118111:: <text:s text:c="2"/>108117116:: <text:s text:c="3"/>11297116:: <text:s text:c="3"/>32108105:</text:p>
      <text:p text:style-name="P9">: <text:s text:c="3"/>98101114:: <text:s text:c="3"/>11132117:: <text:s text:c="4"/>1163297:: <text:s text:c="3"/>11499117:: <text:s text:c="5"/>463268:</text:p>
      <text:p text:style-name="P9">: <text:s text:c="2"/>117105115:: <text:s text:c="3"/>32117108:: <text:s text:c="2"/>116114105:: <text:s text:c="3"/>99105101:: <text:s text:c="3"/>11532115:</text:p>
      <text:p text:style-name="P9">: <text:s text:c="3"/>10110932:: <text:s text:c="3"/>10511032:: <text:s text:c="2"/>115101109:: <text:s text:c="5"/>463267:: <text:s text:c="3"/>11710932:</text:p>
      <text:p text:style-name="P9">: <text:s text:c="3"/>11511199:: <text:s text:c="2"/>105105115:: <text:s text:c="4"/>3211097:: <text:s text:c="2"/>116111113:: <text:s text:c="3"/>11710132:</text:p>
      <text:p text:style-name="P9">: <text:s text:c="2"/>112101110:: <text:s text:c="3"/>97116105:: <text:s text:c="3"/>98117115:: <text:s text:c="3"/>32101116:: <text:s text:c="4"/>3210997:</text:p>
      <text:p text:style-name="P9">: <text:s text:c="2"/>103110105:: <text:s text:c="3"/>11532100:: <text:s text:c="3"/>10511532:: <text:s text:c="3"/>11297114:: <text:s text:c="2"/>116117114:</text:p>
      <text:p text:style-name="P9">: <text:s text:c="2"/>105101110:: <text:s text:c="3"/>11632109:: <text:s text:c="2"/>111110116:: <text:s text:c="3"/>10111544:: <text:s text:c="4"/>3211097:</text:p>
      <text:p text:style-name="P9">: <text:s text:c="3"/>11599101:: <text:s text:c="2"/>116117114:: <text:s text:c="3"/>32114105:: <text:s text:c="3"/>10010599:: <text:s text:c="2"/>117108117:</text:p>
      <text:p text:style-name="P9">: <text:s text:c="3"/>11532109:: <text:s text:c="3"/>11711546:: <text:s text:c="5"/>327797:: <text:s text:c="3"/>10199101:: <text:s text:c="3"/>11097115:</text:p>
      <text:p text:style-name="P9">: <text:s text:c="3"/>32100105:: <text:s text:c="3"/>99116117:: <text:s text:c="3"/>10932109:: <text:s text:c="2"/>111108108:: <text:s text:c="3"/>10511532:</text:p>
      <text:p text:style-name="P9">: <text:s text:c="2"/>116101108:: <text:s text:c="2"/>108117115:: <text:s text:c="5"/>463280:: <text:s text:c="3"/>11497101:: <text:s text:c="2"/>115101110:</text:p>
      <text:p text:style-name="P9">: <text:s text:c="3"/>11632108:: <text:s text:c="3"/>10598101:: <text:s text:c="3"/>11411132:: <text:s text:c="2"/>100111108:: <text:s text:c="3"/>11111444:</text:p>
      <text:p text:style-name="P9">: <text:s text:c="3"/>32114117:: <text:s text:c="2"/>116114117:: <text:s text:c="4"/>1093297:: <text:s text:c="5"/>443299:: <text:s text:c="2"/>111110115:</text:p>
      <text:p text:style-name="P9">: <text:s text:c="2"/>101113117:: <text:s text:c="4"/>9711632:: <text:s text:c="4"/>9711644:: <text:s text:c="4"/>3210097:: <text:s text:c="3"/>11210598:</text:p>
      <text:p text:style-name="P9">: <text:s text:c="3"/>11711532:: <text:s text:c="2"/>101103101:: <text:s text:c="4"/>1164432:: <text:s text:c="3"/>11311797:: <text:s text:c="4"/>1094632:</text:p>
      <text:p text:style-name="P9">: <text:s text:c="3"/>67117114:: <text:s text:c="4"/>9798105:: <text:s text:c="2"/>116117114:: <text:s text:c="3"/>32105110:: <text:s text:c="3"/>32101110:</text:p>
      <text:p text:style-name="P9">: <text:s text:c="3"/>10510932:: <text:s text:c="3"/>10111732:: <text:s text:c="2"/>108101111:: <text:s text:c="3"/>32117108:: <text:s text:c="3"/>10897109:</text:p>
      <text:p text:style-name="P9">: <text:s text:c="3"/>99111114:: <text:s text:c="2"/>112101114:: <text:s text:c="3"/>32112101:: <text:s text:c="2"/>108108101:: <text:s text:c="2"/>110116101:</text:p>
      <text:p text:style-name="P9">: <text:s text:c="2"/>115113117:: <text:s text:c="4"/>1014632:: <text:s text:c="4"/>8010497:: <text:s text:c="2"/>115101108:: <text:s text:c="2"/>108117115:</text:p>
      <text:p text:style-name="P9">: <text:s text:c="3"/>32109101:: <text:s text:c="2"/>116117115:: <text:s text:c="5"/>461010:: <text:s text:c="3"/>86105118:: <text:s text:c="3"/>97109117:</text:p>
      <text:p text:style-name="P9">: <text:s text:c="3"/>11532110:: <text:s text:c="3"/>11111032:: <text:s text:c="2"/>110105115:: <text:s text:c="4"/>1054632:: <text:s text:c="3"/>69116105:</text:p>
      <text:p text:style-name="P9">: <text:s text:c="4"/>9710932:: <text:s text:c="2"/>110101113:: <text:s text:c="3"/>11710146:: <text:s text:c="4"/>3280114:: <text:s text:c="3"/>97101115:</text:p>
      <text:p text:style-name="P9">: <text:s text:c="2"/>101110116:: <text:s text:c="4"/>3211897:: <text:s text:c="2"/>114105117:: <text:s text:c="3"/>11532109:: <text:s text:c="2"/>111108108:</text:p>
      <text:p text:style-name="P9">: <text:s text:c="3"/>10511532:: <text:s text:c="3"/>11597112:: <text:s text:c="2"/>105101110:: <text:s text:c="5"/>463283:: <text:s text:c="3"/>10110032:</text:p>
      <text:p text:style-name="P9">: <text:s text:c="4"/>9810897:: <text:s text:c="2"/>110100105:: <text:s text:c="4"/>1163299:: <text:s text:c="2"/>111110118:: <text:s text:c="3"/>97108108:</text:p>
      <text:p text:style-name="P9">: <text:s text:c="3"/>10511532:: <text:s text:c="3"/>10997115:: <text:s text:c="4"/>1159746:: <text:s text:c="4"/>3267114:: <text:s text:c="4"/>9711532:</text:p>
      <text:p text:style-name="P9">: <text:s text:c="2"/>113117105:: <text:s text:c="3"/>11532109:: <text:s text:c="2"/>101116117:: <text:s text:c="4"/>1153297:: <text:s text:c="4"/>9932105:</text:p>
      <text:p text:style-name="P9">: <text:s text:c="2"/>112115117:: <text:s text:c="3"/>10932118:: <text:s text:c="2"/>101104105:: <text:s text:c="3"/>99117108:: <text:s text:c="5"/>973297:</text:p>
      <text:p text:style-name="P9">: <text:s text:c="2"/>100105112:: <text:s text:c="3"/>10511599:: <text:s text:c="2"/>105110103:: <text:s text:c="5"/>463280:: <text:s text:c="2"/>101108108:</text:p>
      <text:p text:style-name="P9">: <text:s text:c="2"/>101110116:: <text:s text:c="2"/>101115113:: <text:s text:c="3"/>11710132:: <text:s text:c="3"/>11597103:: <text:s text:c="2"/>105116116:</text:p>
      <text:p text:style-name="P9">: <text:s text:c="3"/>10511532:: <text:s text:c="2"/>102101117:: <text:s text:c="3"/>10310597:: <text:s text:c="3"/>11632110:: <text:s text:c="3"/>10598104:</text:p>
      <text:p text:style-name="P9">: <text:s text:c="5"/>463277:: <text:s text:c="3"/>97117114:: <text:s text:c="3"/>10511532:: <text:s text:c="2"/>118111108:: <text:s text:c="2"/>117116112:</text:p>
      <text:p text:style-name="P9">: <text:s text:c="4"/>9711632:: <text:s text:c="3"/>97110116:: <text:s text:c="3"/>10132118:: <text:s text:c="3"/>10511697:: <text:s text:c="3"/>10132101:</text:p>
      <text:p text:style-name="P9">: <text:s text:c="3"/>11497116:: <text:s text:c="5"/>463283:: <text:s text:c="2"/>117115112:: <text:s text:c="2"/>101110100:: <text:s text:c="2"/>105115115:</text:p>
      <text:p text:style-name="P9">: <text:s text:c="3"/>10132101:: <text:s text:c="2"/>108101105:: <text:s text:c="2"/>102101110:: <text:s text:c="4"/>1003299:: <text:s text:c="2"/>111110115:</text:p>
      <text:p text:style-name="P9">: <text:s text:c="3"/>10199116:: <text:s text:c="2"/>101116117:: <text:s text:c="3"/>10111432:: <text:s text:c="2"/>110105115:: <text:s text:c="4"/>1084632:</text:p>
      <text:p text:style-name="P9">: <text:s text:c="3"/>83117115:: <text:s text:c="2"/>112101110:: <text:s text:c="2"/>100105115:: <text:s text:c="3"/>11510132:: <text:s text:c="3"/>11711632:</text:p>
      <text:p text:style-name="P9">: <text:s text:c="2"/>110117110:: <text:s text:c="5"/>994632:: <text:s text:c="3"/>81117105:: <text:s text:c="2"/>115113117:: <text:s text:c="3"/>10132105:</text:p>
      <text:p text:style-name="P9">: <text:s text:c="2"/>110116101:: <text:s text:c="2"/>114100117:: <text:s text:c="4"/>1094610:</text:p>
      <text:p text:style-name="P9"/>
      <text:p text:style-name="P9"><text:s text:c="3"/>### Texto Codificado ### </text:p>
      <text:p text:style-name="P9"/>
      <text:p text:style-name="P9">28935615092137876898573972160602450858436010815467606314472525229867560916883738</text:p>
      <text:p text:style-name="P9">19610649155433595360848686920645674650773959244907279612579069308964319349541951</text:p>
      <text:p text:style-name="P9">21348538283805967216402017634714489723200374397400673164771827408235054155595139</text:p>
      <text:p text:style-name="P9">86997734679317524079044017727534954230408527404790450429440057419419303682235330</text:p>
      <text:p text:style-name="P9">20519127861199478136202689425887243428986066800583452112692956841616488697951787</text:p>
      <text:p text:style-name="P9">31601776518898615255770954836279269131508920532774826303408546098100462889611154</text:p>
      <text:p text:style-name="P9">99706213176792764725948074444992357437885852344965576439301736146657428014336362</text:p>
      <text:p text:style-name="P9">53127463834438023758534880156442880771138469668014491859107177407040640805211269</text:p>
      <text:p text:style-name="P9">29567149628492154733150955385409092346066800583429949280500331229728628952642217</text:p>
      <text:p text:style-name="P9">57221414206554084460961086610065829245003570296705937231264535121919531772883451</text:p>
      <text:p text:style-name="P9">36681095328310553644676359991732862343548294491297253556770344361952405312022177</text:p>
      <text:p text:style-name="P9">07997674633514036610223693154837847907377208845376347144897469668014451735486805</text:p>
      <text:p text:style-name="P9">56388905843771933258655638890584324280131406873939048332399004048512758043475892</text:p>
      <text:p text:style-name="P9">99767597858493595078534880156463110328544812298380224467635999146966801447183261</text:p>
      <text:p text:style-name="P9">07925001127613737720884531589058355948404552856546098100468344380237523910481164</text:p>
      <text:p text:style-name="P9">14572391401271029261769283348132619303682235755741968441540513076852731737734606</text:p>
      <text:p text:style-name="P9">68005834678462367129289801056584967380472175850054937797829303322274735488276863</text:p>
      <text:p text:style-name="P9">36463661022369366328209701569866987818148471363942290254489488868168723785629012</text:p>
      <text:p text:style-name="P9">04329373420535636827788077143963011707672187002364167569866987819479927917311899</text:p>
      <text:p text:style-name="P9">59459958320876275154051307681043210010379049984346653366449205540844609625194248</text:p>
      <text:p text:style-name="P9">44663715201887171772323286084868692049946980700812531188486332857495093899171648</text:p>
      <text:p text:style-name="P9">63277386518364650695853488015644288077113846966801443591794032056388905843728421</text:p>
      <text:p text:style-name="P9">07018299585277399433669354267759051686849673804721758500549348071602602446444226</text:p>
      <text:p text:style-name="P9">88396365157216653784786042290254489152557709549541951213485382838059672164020143</text:p>
      <text:p text:style-name="P9">64312183828932595586343349829391399551530330419292573108661006587727401608235917</text:p>
      <text:p text:style-name="P9">94032056388905843158905835592906431262928505287387563816135262677010469733777410</text:p>
      <text:p text:style-name="P9">95104321001032967059372364210383218344380237577010822002587346715298570484300317</text:p>
      <text:p text:style-name="P9">58500549377978293033775630004079450361510886317611379676549979556986698781947992</text:p>
      <text:p text:style-name="P9">79173118995945995832087627585348801564428807711382320037439748550031848472711413</text:p>
      <text:p text:style-name="P9">09288961115495957632690263866733278764964298892809197967864210383218344380237573</text:p>
      <text:p text:style-name="P9">65216300616392673424969987479119468245343461588167768130233738414499314470445050</text:p>
      <text:p text:style-name="P9">67306536002176833203046932351491587012519263209806421038321834438023757761854479</text:p>
      <text:p text:style-name="P9">73735771736812298380224467635999146099413191813023373841449931447015890583559546</text:p>
      <text:p text:style-name="P9">09810046288961115499706213176792764725942503607976778631127186583208762756117043</text:p>
      <text:p text:style-name="P9">53501836465069555413789232619394016938929976759780525479534335763156925638890584</text:p>
      <text:p text:style-name="P9">31083724037372842107018563889058431083724037358973729565320304693234524204488133</text:p>
      <text:p text:style-name="P9">77741095718326107913167802390588959327954741042671270379114641118164357790163672</text:p>
      <text:p text:style-name="P9">51606680058345554472439426808597042311523982138929976759792291845807858493595078</text:p>
      <text:p text:style-name="P9">53488015642912203756280525479534280919796785148436483655725114813283105536931526</text:p>
      <text:p text:style-name="P9">91153931638049195052628717315890583559290643126292850528738758652619665946557900</text:p>
      <text:p text:style-name="P9">17281178878989312632517182337629663173608006081302337384144993144701589058355948</text:p>
      <text:p text:style-name="P9">40455285654609810046834438023754658685272346796584988154837847904690058444428896</text:p>
      <text:p text:style-name="P9">11154950858436010895264221760014365219433664408576838854373595838449020201571613</text:p>
      <text:p text:style-name="P9">95463600480626633818116413949680928813285882090721103002743566148432954708054981</text:p>
      <text:p text:style-name="P9">48471363942290254489127907883022374261520834505783378330205191252051059045827686</text:p>
      <text:p text:style-name="P9">33646131678023909541951213485382838059672164020115483784790823376296631046743330</text:p>
      <text:p text:style-name="P9">11270379114645434237758455070588595199581449826770104697417695803442928580385272</text:p>
      <text:p text:style-name="P9">84210701889299767597607109169916084868692064567465077918591071773826281388832831</text:p>
      <text:p text:style-name="P9">05536600143652191540513076841118164357790163672515722141420681442528887631103285</text:p>
      <text:p text:style-name="P9">44727051355357328623435430660658457935420288364006731647783313523296944005741945</text:p>
      <text:p text:style-name="P9">21988858525824066212260668005834289356150921378768985739721606024508584360108154</text:p>
      <text:p text:style-name="P9">67606314472525229867560916883738196106491554335953608486869206456746507739592449</text:p>
      <text:p text:style-name="P9">07279612579069308964319349541951213485382838059672164020176347144897232003743974</text:p>
      <text:p text:style-name="P9">12242197067198466332562723784554385409092346066800583434591909053454342377584550</text:p>
      <text:p text:style-name="P9">70588591316780239095419512134853828380596721640201593684959769036651243242821630</text:p>
      <text:p text:style-name="P9">66889698194228929976759737883582870328481019908344380237543366440857803945837884</text:p>
      <text:p text:style-name="P9">72658424502605907644893757732535485500318488396399761214105093303950493706542478</text:p>
      <text:p text:style-name="P9">21894277725303868846433046727212629006688732193193923858204732173608006092677561</text:p>
      <text:p text:style-name="P9">81226770104697169877968978813285882040173685520182091689216939209279861474852313</text:p>
      <text:p text:style-name="P9">56571195165609570486725540844609610866100658276248831494836118419578807714396552</text:p>
      <text:p text:style-name="P9">86531138812775449731086610065829515587232136799283277455488929045118409114180336</text:p>
      <text:p text:style-name="P9">35564797065567893163804919505262871739908636537917116793257649150725658403282584</text:p>
      <text:p text:style-name="P9">39190647542867674334094643304672743366440857683885437359583844902085849359507853</text:p>
      <text:p text:style-name="P9">48801564714639223057797829303341440434572267701046971270379114647265842450472658</text:p>
      <text:p text:style-name="P9">42450291220375624364312183814085337288522271622219479927917311899594599583208762</text:p>
      <text:p text:style-name="P9">75116718266063173271875920820083694450506730659490383614920875750754229025448948</text:p>
      <text:p text:style-name="P9">88681687277693237552301170767218700236416725001127613550919024614336644085780394</text:p>
      <text:p text:style-name="P9">58378847265842450104674333012066147825710467433301401679976634464442268839636515</text:p>
      <text:p text:style-name="P9">72166537847860422902544897114441019481442528887631103285447970655678650349480769</text:p>
      <text:p text:style-name="P9">35915789377596616605880525479534835131361754367120975219572639126108372403732428</text:p>
      <text:p text:style-name="P9">01314065859575130676408049279805254795348351313617567549318030437911178164006731</text:p>
      <text:p text:style-name="P9">64778331352329650088554506119582309546956958370616692438717304192925735138002034</text:p>
      <text:p text:style-name="P9">67328623435467452892817407040640805554472439426808597042311523982138929976759751</text:p>
      <text:p text:style-name="P9">49158701234447836224482050883836066800583463277386518364650695212629006688732193</text:p>
      <text:p text:style-name="P9">19392385820473260848686920861813297614888681687273772088453840607929748969819422</text:p>
      <text:p text:style-name="P9">89299767597328810529786661559924166245697587436431218381408533728879200819294586</text:p>
      <text:p text:style-name="P9">52619665461588167766163926734289698194229468020873355413789232838350147644676359</text:p>
      <text:p text:style-name="P9">99113787689857136799283279184616313989457902570508584360101013042135337941581344</text:p>
      <text:p text:style-name="P9">78336073038855268690977927647259492534875544582406621224047904504210837240373589</text:p>
      <text:p text:style-name="P9">73729565638667332788750097138612703791146200217408153981164245925374050923382628</text:p>
      <text:p text:style-name="P9">13888223429586511132049947833607303863481738767398116424598584935950742577970862</text:p>
      <text:p text:style-name="P9">71029261765993800305380602864541224219706768555316218653494870159576326902812298</text:p>
      <text:p text:style-name="P9">38022405687880518442746864412703791146414653106276723345986115890583559290643126</text:p>
      <text:p text:style-name="P9">29285052873873785629015367479013114634022978154676063129285803852479911711091811</text:p>
      <text:p text:style-name="P9">87231652742074177519263209805148436483617765188986873336583877761854479713893413</text:p>
      <text:p text:style-name="P9">18980365510166834438023754111816435755091902461918591071774070406408040016827706</text:p>
      <text:p text:style-name="P9">77149862417398116424593084740151658814028758635928977607097720177273652163009468</text:p>
      <text:p text:style-name="P9">02087339289801056528227457061547152455913283702082039636515721665378478604229025</text:p>
      <text:p text:style-name="P9">44893388671942627372420963599249362746723345986177193325865563889058439389917164</text:p>
      <text:p text:style-name="P9">89713306951435201724685722141420639765124582116718266076731111171761206898107797</text:p>
      <text:p text:style-name="P9">82930333579973787587346715294855003184847271141309288961115496920785476875442008</text:p>
      <text:p text:style-name="P9">83459938003053844274686441270379114612324886979253740509232850413232673286234354</text:p>
      <text:p text:style-name="P9">18535355426499469807002224575245662012837646273869899361270379114674554889290187</text:p>
      <text:p text:style-name="P9">43670263205356368277880771439689526422175993800305332831055361316780239043129917</text:p>
      <text:p text:style-name="P9">27322636780979467592895951239745380483557474349873715910089541951213485382838059</text:p>
      <text:p text:style-name="P9">67216402011589058355954609810046288961115499706213176792764725943424335077328568</text:p>
      <text:p text:style-name="P9">71693212703791146144233220677731487427762168575296987202470933020519128178898594</text:p>
      <text:p text:style-name="P9">31270379114615563973002184389171278733365838787553802655310943654887863112718648</text:p>
      <text:p text:style-name="P9">88681687282337629663285041323267091078260409451821933227445854488868168723780189</text:p>
      <text:p text:style-name="P9">12616604531088774507922664514843648365572511481328310553693152691153116718266034</text:p>
      <text:p text:style-name="P9">76608761645070153591925348755448937050569653170115234694830939359026637833119727</text:p>
      <text:p text:style-name="P9">032011814847136394229025448926186917827665378478601598743268524857680416</text:p>
      <text:p text:style-name="P9"/>
      <text:p text:style-name="P9"/>
      <text:p text:style-name="P9"><text:s text:c="3"/>### Tempos ### </text:p>
      <text:p text:style-name="P9"/>
      <text:p text:style-name="P9"><text:tab/>3.07 user, <text:tab/>0.06 system, <text:tab/>3.15 rea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ucida Sans" fo:font-size="8pt" style:font-size-asian="8pt" style:font-size-complex="8pt"/>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ubject>Álgebra A - TP2</text:subject><text:tab/><text:tab/><text:title>Criptografia RSA</text:title></text:p>
      </style:header>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riptografia RSA</dc:title>
    <dc:subject>Álgebra A - TP2</dc:subject>
    <meta:initial-creator>Gustavo Campos</meta:initial-creator>
    <meta:creation-date>2006-11-27T03:10:11</meta:creation-date>
    <dc:date>2006-11-27T18:34:55</dc:date>
    <dc:language>en-US</dc:language>
    <meta:editing-cycles>5</meta:editing-cycles>
    <meta:editing-duration>PT29M25S</meta:editing-duration>
    <meta:user-defined meta:name="Info 1"/>
    <meta:user-defined meta:name="Info 2"/>
    <meta:user-defined meta:name="Info 3"/>
    <meta:user-defined meta:name="Info 4"/>
    <meta:document-statistic meta:table-count="0" meta:image-count="0" meta:object-count="0" meta:page-count="7" meta:paragraph-count="286" meta:word-count="1644" meta:character-count="23836"/>
  </office:meta>
</office:document-meta>
</file>